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5267e9" officeooo:paragraph-rsid="00f35d40"/>
    </style:style>
    <style:style style:name="P2" style:family="paragraph" style:parent-style-name="Standard">
      <style:text-properties fo:font-size="18pt" fo:font-weight="bold" officeooo:rsid="00509dd3" officeooo:paragraph-rsid="00dfa5b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dfa5b9" officeooo:paragraph-rsid="00dfa5b9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officeooo:rsid="00de7d0e" officeooo:paragraph-rsid="00dfa5b9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fo:font-weight="bold" officeooo:paragraph-rsid="00f35d40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f776dd" officeooo:paragraph-rsid="00f776d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0458ca" officeooo:paragraph-rsid="010458ca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055e86" officeooo:paragraph-rsid="01055e86" style:font-size-asian="18pt" style:font-weight-asian="bold" style:font-size-complex="18pt" style:font-weight-complex="bold"/>
    </style:style>
    <style:style style:name="P12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size="18pt" fo:font-weight="bold" officeooo:rsid="01023d1b" officeooo:paragraph-rsid="01023d1b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023d1b" officeooo:paragraph-rsid="0113ab37" style:font-size-asian="18pt" style:font-weight-asian="bold" style:font-size-complex="18pt" style:font-weight-complex="bold"/>
    </style:style>
    <style:style style:name="P19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20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048e78" officeooo:paragraph-rsid="01048e78" style:font-size-asian="18pt" style:font-weight-asian="bold" style:font-size-complex="18pt" style:font-weight-complex="bold"/>
    </style:style>
    <style:style style:name="P21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1139296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000000" fo:letter-spacing="normal" fo:font-style="normal" officeooo:rsid="003c4594"/>
    </style:style>
    <style:style style:name="T7" style:family="text">
      <style:text-properties fo:font-variant="normal" fo:text-transform="none" fo:color="#000000" fo:letter-spacing="normal" fo:font-style="normal" officeooo:rsid="00fe3b95"/>
    </style:style>
    <style:style style:name="T8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0ff672c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11" style:family="text">
      <style:text-properties fo:font-variant="normal" fo:text-transform="none" fo:color="#000000" fo:font-size="18pt" fo:letter-spacing="normal" fo:font-style="normal" officeooo:rsid="01005167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0000" fo:font-size="18pt" fo:letter-spacing="normal" fo:font-style="normal" officeooo:rsid="01010d29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0066cc" fo:letter-spacing="normal" fo:font-style="normal"/>
    </style:style>
    <style:style style:name="T14" style:family="text">
      <style:text-properties fo:font-variant="normal" fo:text-transform="none" fo:color="#0066cc" fo:letter-spacing="normal" fo:font-style="normal" officeooo:rsid="01043254"/>
    </style:style>
    <style:style style:name="T15" style:family="text">
      <style:text-properties fo:font-variant="normal" fo:text-transform="none" fo:color="#0066cc" fo:letter-spacing="normal" fo:font-style="normal" officeooo:rsid="01131c63"/>
    </style:style>
    <style:style style:name="T16" style:family="text">
      <style:text-properties fo:font-variant="normal" fo:text-transform="none" fo:color="#0066cc" fo:letter-spacing="normal" fo:font-style="normal" officeooo:rsid="0114b520"/>
    </style:style>
    <style:style style:name="T17" style:family="text">
      <style:text-properties fo:font-variant="normal" fo:text-transform="none" fo:color="#0066cc" fo:letter-spacing="normal" fo:font-style="normal" officeooo:rsid="011591ab"/>
    </style:style>
    <style:style style:name="T18" style:family="text">
      <style:text-properties fo:font-variant="normal" fo:text-transform="none" fo:font-size="18pt" fo:letter-spacing="normal" fo:font-style="normal" officeooo:rsid="01005167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variant="normal" fo:text-transform="none" fo:letter-spacing="normal" fo:font-style="normal" officeooo:rsid="01139296"/>
    </style:style>
    <style:style style:name="T21" style:family="text">
      <style:text-properties officeooo:rsid="002a6821"/>
    </style:style>
    <style:style style:name="T22" style:family="text">
      <style:text-properties officeooo:rsid="00551f18"/>
    </style:style>
    <style:style style:name="T23" style:family="text">
      <style:text-properties fo:color="#000000" fo:font-size="18pt" style:font-size-asian="18pt" style:font-size-complex="18pt"/>
    </style:style>
    <style:style style:name="T24" style:family="text">
      <style:text-properties fo:color="#000000" fo:font-size="18pt" officeooo:rsid="01139296" style:font-size-asian="18pt" style:font-size-complex="18pt"/>
    </style:style>
    <style:style style:name="T25" style:family="text">
      <style:text-properties fo:color="#ff0000" officeooo:rsid="00c063df"/>
    </style:style>
    <style:style style:name="T26" style:family="text">
      <style:text-properties officeooo:rsid="00d98e39"/>
    </style:style>
    <style:style style:name="T27" style:family="text">
      <style:text-properties officeooo:rsid="00f35d40"/>
    </style:style>
    <style:style style:name="T28" style:family="text">
      <style:text-properties officeooo:rsid="01063031"/>
    </style:style>
    <style:style style:name="T29" style:family="text">
      <style:text-properties officeooo:rsid="01080ae5"/>
    </style:style>
    <style:style style:name="T30" style:family="text">
      <style:text-properties officeooo:rsid="010ba9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1">P</text:span>lan piosenek <text:span text:style-name="T22">2014.03.04.</text:span></text:p>
      <text:p text:style-name="P8">#<text:span text:style-name="T26">################### Lista piosenek</text:span><text:span text:style-name="T25"> </text:span>#<text:span text:style-name="T27">###################</text:span></text:p>
      <text:list xml:id="list9109501361960383042" text:style-name="L1">
        <text:list-header>
          <text:p text:style-name="P12"><text:span text:style-name="T6">1. <text:s/></text:span><text:span text:style-name="T7">Wzywam Cię, Duchu przyjdź</text:span></text:p>
          <text:p text:style-name="P13"><text:span text:style-name="T14">jak leci: </text:span><text:span text:style-name="T13">1, 2, 3, 3, 4, 5, 5</text:span></text:p>
        </text:list-header>
      </text:list>
      <text:p text:style-name="P14"><text:span text:style-name="T15"/></text:p>
      <text:p text:style-name="P17"><text:span text:style-name="T20">2. </text:span><text:span text:style-name="T19">Gloria</text:span></text:p>
      <text:p text:style-name="P18"><text:span text:style-name="T17">standardowo </text:span><text:span text:style-name="T16">j</text:span><text:span text:style-name="T14">ak leci: </text:span><text:span text:style-name="T16">(</text:span><text:span text:style-name="T13">1, 2, 3, ..., </text:span><text:span text:style-name="T16">8) x1</text:span></text:p>
      <text:list xml:id="list224739802153351" text:continue-numbering="true" text:style-name="L1">
        <text:list-header>
          <text:p text:style-name="P15"/>
          <text:p text:style-name="P16"><text:span text:style-name="T10">3</text:span><text:span text:style-name="T8">. <text:s/></text:span><text:span text:style-name="T9">Bo jak śmierć, potężna jest miłość</text:span></text:p>
        </text:list-header>
      </text:list>
      <text:p text:style-name="P10">jak leci: 1, 2</text:p>
      <text:p text:style-name="P5"/>
      <text:list xml:id="list224739817163451" text:continue-numbering="true" text:style-name="L1">
        <text:list-header>
          <text:p text:style-name="P19"><text:span text:style-name="T24">4</text:span><text:span text:style-name="T23">. <text:s/></text:span><text:span text:style-name="T9">Skosztujcie i zobaczcie jak dobry jest Pan</text:span></text:p>
          <text:p text:style-name="P20">jak napisane: <text:span text:style-name="T30">(1x4, 2, 3x4, 4, ... , 10, 11x4) x niewiadomo ile</text:span></text:p>
          <text:p text:style-name="P21"/>
        </text:list-header>
      </text:list>
      <text:p text:style-name="P6"><text:span text:style-name="T4">5</text:span><text:span text:style-name="T1">. <text:s/></text:span><text:span text:style-name="T18">Uwielbiajcie Pana</text:span></text:p>
      <text:p text:style-name="P11">jak pisze: <text:span text:style-name="T28">1, 2, 3</text:span></text:p>
      <text:p text:style-name="P2"/>
      <text:p text:style-name="P1"><text:span text:style-name="T4">6</text:span><text:span text:style-name="T3">. </text:span><text:span text:style-name="T11">Nie lękajcie się </text:span><text:span text:style-name="T12">żyć dla Miłości</text:span></text:p>
      <text:p text:style-name="P9"><text:span text:style-name="T29">bezpiecznie: </text:span>1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1M26S</meta:editing-duration>
    <meta:editing-cycles>295</meta:editing-cycles>
    <meta:generator>LibreOffice/4.1.2.3$Windows_x86 LibreOffice_project/40b2d7fde7e8d2d7bc5a449dc65df4d08a7dd38</meta:generator>
    <dc:date>2014-03-03T22:47:39.751000000</dc:date>
    <meta:document-statistic meta:table-count="0" meta:image-count="0" meta:object-count="0" meta:page-count="1" meta:paragraph-count="14" meta:word-count="81" meta:character-count="439" meta:non-whitespace-character-count="368"/>
    <meta:user-defined meta:name="Info 1"/>
    <meta:user-defined meta:name="Info 2"/>
    <meta:user-defined meta:name="Info 3"/>
    <meta:user-defined meta:name="Info 4"/>
  </office:meta>
</office:document-meta>
</file>